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[CLASE 14] - 5/11/18 - Presencial</text:p>
      <text:p text:style-name="Standard">de Angel Simon - domingo, 4 de noviembre de 2018, 19:49</text:p>
      <text:p text:style-name="Standard"><text:s/></text:p>
      <text:p text:style-name="Standard"/>
      <text:p text:style-name="Standard">Hola gente,</text:p>
      <text:p text:style-name="Standard"/>
      <text:p text:style-name="Standard"/>
      <text:p text:style-name="Standard">Como quedamos la clase anterior. El día 5/11 trabajaremos con un modelo de segundo parcial. Cuentan con los apuntes de triggers y el ejemplo de resolución de la clase anterior.</text:p>
      <text:p text:style-name="Standard"/>
      <text:p text:style-name="Standard">Recuerden que es posible que el día de mañana llegue tarde. Por favor, comiencen a resolver el modelo de parcial así a las 20 podemos encarar la resolución entre todos.</text:p>
      <text:p text:style-name="Standard"/>
      <text:p text:style-name="Standard">El modelo de parcial figura en la página principal del curso (en la parte de modelos de parcial) o bien en el Github en el directorio CLASE 14.</text:p>
      <text:p text:style-name="Standard"/>
      <text:p text:style-name="Standard">Cualquier novedad estaré escribiendo por acá.</text:p>
      <text:p text:style-name="Standard"/>
      <text:p text:style-name="Standard">Salu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0:56:31.314000000</meta:creation-date>
    <dc:date>2018-11-10T10:58:19.216000000</dc:date>
    <meta:editing-duration>PT1M48S</meta:editing-duration>
    <meta:editing-cycles>1</meta:editing-cycles>
    <meta:document-statistic meta:table-count="0" meta:image-count="0" meta:object-count="0" meta:page-count="1" meta:paragraph-count="9" meta:word-count="114" meta:character-count="640" meta:non-whitespace-character-count="533"/>
    <meta:generator>LibreOffice/6.0.2.1$Windows_X86_64 LibreOffice_project/f7f06a8f319e4b62f9bc5095aa112a65d2f3ac89</meta:generator>
  </office:meta>
</office:document-meta>
</file>